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cm" table:align="left" style:may-break-between-rows="true" style:writing-mode="lr-tb"/>
    </style:style>
    <style:style style:name="Tabela1.A" style:family="table-column">
      <style:table-column-properties style:column-width="5.51cm"/>
    </style:style>
    <style:style style:name="Tabela1.B" style:family="table-column">
      <style:table-column-properties style:column-width="11.488cm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12" style:family="table-row">
      <style:table-row-properties style:min-row-height="0.81cm"/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12" style:family="table-row">
      <style:table-row-properties style:min-row-height="0.81cm"/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12" style:family="table-row">
      <style:table-row-properties style:min-row-height="0.81cm"/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12" style:family="table-row">
      <style:table-row-properties style:min-row-height="0.81cm"/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usze dla Nauczyciela/Dyrektora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azwa</text:p>
          </table:table-cell>
          <table:table-cell table:style-name="Tabela1.B1" office:value-type="string">
            <text:p text:style-name="P3">Autoryzuj użytkownika</text:p>
          </table:table-cell>
        </table:table-row>
        <table:table-row>
          <table:table-cell table:style-name="Tabela1.A2" office:value-type="string">
            <text:p text:style-name="P3">Numer</text:p>
          </table:table-cell>
          <table:table-cell table:style-name="Tabela1.B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3">Poziom ważności</text:p>
          </table:table-cell>
          <table:table-cell table:style-name="Tabela1.B2" office:value-type="string">
            <text:p text:style-name="P3">Krytyczny</text:p>
          </table:table-cell>
        </table:table-row>
        <table:table-row>
          <table:table-cell table:style-name="Tabela1.A2" office:value-type="string">
            <text:p text:style-name="P3">Typ przypadku użycia</text:p>
          </table:table-cell>
          <table:table-cell table:style-name="Tabela1.B2" office:value-type="string">
            <text:p text:style-name="P3">Wymagany</text:p>
          </table:table-cell>
        </table:table-row>
        <table:table-row>
          <table:table-cell table:style-name="Tabela1.A2" office:value-type="string">
            <text:p text:style-name="P3">Aktorzy</text:p>
          </table:table-cell>
          <table:table-cell table:style-name="Tabela1.B2" office:value-type="string">
            <text:p text:style-name="P3">Nauczyciel, Dyrektor</text:p>
          </table:table-cell>
        </table:table-row>
        <table:table-row>
          <table:table-cell table:style-name="Tabela1.A2" office:value-type="string">
            <text:p text:style-name="P3">Krótki opis</text:p>
          </table:table-cell>
          <table:table-cell table:style-name="Tabela1.B2" office:value-type="string">
            <text:p text:style-name="P3">Autoryzacja użytkownika pozwalająca na określenie roli i zasobów do których powinien mieć dostęp.</text:p>
          </table:table-cell>
        </table:table-row>
        <table:table-row>
          <table:table-cell table:style-name="Tabela1.A2" office:value-type="string">
            <text:p text:style-name="P3">Warunki wstępne</text:p>
          </table:table-cell>
          <table:table-cell table:style-name="Tabela1.B2" office:value-type="string">
            <text:p text:style-name="P3">Użytkownik musi posiadać konto w systemie.</text:p>
          </table:table-cell>
        </table:table-row>
        <table:table-row>
          <table:table-cell table:style-name="Tabela1.A2" office:value-type="string">
            <text:p text:style-name="P3">Warunki końcowe</text:p>
          </table:table-cell>
          <table:table-cell table:style-name="Tabela1.B2" office:value-type="string">
            <text:p text:style-name="P3">Wyświetlenie dla użytkownika spersonalizowanej strony startowej</text:p>
          </table:table-cell>
        </table:table-row>
        <table:table-row>
          <table:table-cell table:style-name="Tabela1.A2" office:value-type="string">
            <text:p text:style-name="P3">Główny przepływ zdarzeń</text:p>
          </table:table-cell>
          <table:table-cell table:style-name="Tabela1.B2" office:value-type="string">
            <text:p text:style-name="P3">1.Użytkownik systemu klika przycisk "Zaloguj jako"</text:p>
            <text:p text:style-name="P3">2.Użytkownik wybiera opcję "Pracownik szkoły"</text:p>
            <text:p text:style-name="P3">3.Użytkownik zostaje przekierowany na stronę zawierającą formularz logowania.</text:p>
            <text:p text:style-name="P3">4.Użytkownik wprowadza login, hasło</text:p>
            <text:p text:style-name="P3">5.System dokonuje weryfikacji wprowadzonych danych.</text:p>
            <text:p text:style-name="P3">6.Klient zostaje przeniesiony do odpowiadającej jego roli strony startowej.</text:p>
          </table:table-cell>
        </table:table-row>
        <table:table-row>
          <table:table-cell table:style-name="Tabela1.A2" office:value-type="string">
            <text:p text:style-name="P3">Alternatywny przepływ zdarzeń</text:p>
          </table:table-cell>
          <table:table-cell table:style-name="Tabela1.B2" office:value-type="string">
            <text:p text:style-name="P3">2.a System zwraca komunikat o przerwie technicznej/niedostępności usług w systemie.</text:p>
            <text:p text:style-name="P3">3.a System zweryfikował dane wprowadzone przez użytkownika jako błędne przez co autoryzacja nie powiodła się. System przekierowuje użytkownika do strony głównej systemu.</text:p>
          </table:table-cell>
        </table:table-row>
        <table:table-row>
          <table:table-cell table:style-name="Tabela1.A2" office:value-type="string">
            <text:p text:style-name="P3">Specjalne wymagania</text:p>
          </table:table-cell>
          <table:table-cell table:style-name="Tabela1.B2" office:value-type="string">
            <text:p text:style-name="P3">Wcześniejsza aktywacja konta przez administratora.</text:p>
          </table:table-cell>
        </table:table-row>
        <table:table-row>
          <table:table-cell table:style-name="Tabela1.A2" office:value-type="string">
            <text:p text:style-name="P3">Notatki i sugestie</text:p>
          </table:table-cell>
          <table:table-cell table:style-name="Tabela1.B2" office:value-type="string">
            <text:p text:style-name="P3">Kluczowy przypadek użycia, krytyczny dla systemu.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Nazwa</text:p>
          </table:table-cell>
          <table:table-cell table:style-name="Tabela2.B1" office:value-type="string">
            <text:p text:style-name="P3">Zarządzaj ocenami przypisanymi do konta</text:p>
          </table:table-cell>
        </table:table-row>
        <table:table-row>
          <table:table-cell table:style-name="Tabela2.A2" office:value-type="string">
            <text:p text:style-name="P3">Numer</text:p>
          </table:table-cell>
          <table:table-cell table:style-name="Tabela2.B2" office:value-type="float" office:value="2">
            <text:p text:style-name="P4">2</text:p>
          </table:table-cell>
        </table:table-row>
        <table:table-row>
          <table:table-cell table:style-name="Tabela2.A2" office:value-type="string">
            <text:p text:style-name="P3">Poziom ważności</text:p>
          </table:table-cell>
          <table:table-cell table:style-name="Tabela2.B3" office:value-type="string">
            <text:p text:style-name="P3">Bardzo ważny</text:p>
          </table:table-cell>
        </table:table-row>
        <table:table-row>
          <table:table-cell table:style-name="Tabela2.A2" office:value-type="string">
            <text:p text:style-name="P3">Typ przypadku użycia</text:p>
          </table:table-cell>
          <table:table-cell table:style-name="Tabela2.B3" office:value-type="string">
            <text:p text:style-name="P3">Wymagany</text:p>
          </table:table-cell>
        </table:table-row>
        <table:table-row>
          <table:table-cell table:style-name="Tabela2.A2" office:value-type="string">
            <text:p text:style-name="P3">Aktorzy</text:p>
          </table:table-cell>
          <table:table-cell table:style-name="Tabela2.B3" office:value-type="string">
            <text:p text:style-name="P3">Nauczyciel, Dyrektor</text:p>
          </table:table-cell>
        </table:table-row>
        <table:table-row>
          <table:table-cell table:style-name="Tabela2.A2" office:value-type="string">
            <text:p text:style-name="P3">Krótki opis</text:p>
          </table:table-cell>
          <table:table-cell table:style-name="Tabela2.B3" office:value-type="string">
            <text:p text:style-name="P3">Pozwala na dokonanie operacji CRUD na ocenach.</text:p>
          </table:table-cell>
        </table:table-row>
        <table:table-row>
          <table:table-cell table:style-name="Tabela2.A2" office:value-type="string">
            <text:p text:style-name="P3">Warunki wstępne</text:p>
          </table:table-cell>
          <table:table-cell table:style-name="Tabela2.B3" office:value-type="string">
            <text:p text:style-name="P3">Użytkownik został pomyślnie zalogowany w systemie</text:p>
          </table:table-cell>
        </table:table-row>
        <table:table-row>
          <table:table-cell table:style-name="Tabela2.A2" office:value-type="string">
            <text:p text:style-name="P3">Warunki końcowe</text:p>
          </table:table-cell>
          <table:table-cell table:style-name="Tabela2.B3" office:value-type="string">
            <text:p text:style-name="P3">Wykonanie operacji z zadanymi przez użytkownika parametrami</text:p>
          </table:table-cell>
        </table:table-row>
        <table:table-row>
          <table:table-cell table:style-name="Tabela2.A2" office:value-type="string">
            <text:p text:style-name="P3">Główny przepływ zdarzeń</text:p>
          </table:table-cell>
          <table:table-cell table:style-name="Tabela2.B3" office:value-type="string">
            <text:p text:style-name="P3">1.Użytkownik systemu wybiera przycisk "zarządzaj ocenami"</text:p>
            <text:p text:style-name="P3">2.System przekierowuje go na stronę zarządzania ocenami</text:p>
            <text:p text:style-name="P3">3.Użytkownik wybiera grupę której ocenami chce zarządzać</text:p>
            <text:p text:style-name="P3">4.System wyświetla listę uczniów przypisanych do tej grupy</text:p>
            <text:p text:style-name="P3">5.Użytkownik wybiera studenta i operację którą chce dokonać</text:p>
            <text:p text:style-name="P3">6.Użytkownik uzupełnia niezbędne dane do wykonania operacji i klika przycisk zatwierdź</text:p>
            <text:p text:style-name="P3">7.System przetważa dane i w razie pomyślnej walidacji zapisuje do bazy <text:s/>danych</text:p>
            <text:p text:style-name="P3"/>
          </table:table-cell>
        </table:table-row>
        <text:soft-page-break/>
        <table:table-row>
          <table:table-cell table:style-name="Tabela2.A2" office:value-type="string">
            <text:p text:style-name="P3">Alternatywny przepływ zdarzeń</text:p>
          </table:table-cell>
          <table:table-cell table:style-name="Tabela2.B3" office:value-type="string">
            <text:p text:style-name="P3">3a. System wyświetla informację o braku grup w systemie.</text:p>
            <text:p text:style-name="P3">4a. System wyświetla informację o braku przypisanych uczniów do tej grupy.</text:p>
            <text:p text:style-name="P3">6a. Użytkownik wybiera "Powrót" i wraca do listy studentów wcześniej wybranej grupy.</text:p>
            <text:p text:style-name="P3">7a. System wykrywa niezgodność podanych danych i zwraca komunikat o błędzie przerywając zapytanie.</text:p>
          </table:table-cell>
        </table:table-row>
        <table:table-row>
          <table:table-cell table:style-name="Tabela2.A2" office:value-type="string">
            <text:p text:style-name="P3">Specjalne wymagania</text:p>
          </table:table-cell>
          <table:table-cell table:style-name="Tabela2.B3" office:value-type="string">
            <text:p text:style-name="P3">1. Przedmiot z którego ocena jest wstawiana musi figurować w systemie</text:p>
            <text:p text:style-name="P3">2. Student któremu wstawiana jest ocena musi figurować w systemie</text:p>
            <text:p text:style-name="P3">3. Kategoria oceny zdefiniowana dla oceny musi figurować w systemie</text:p>
            <text:p text:style-name="P3">4. Nauczyciel nie możne stworzyć oceny dla ucznia którego grupa nie posiada zdefiniowanego przedmiotu z którego chce wstawić ocenę. </text:p>
            <text:p text:style-name="P3">5. Nauczyciel musi uczyć przedmiotu z którego chce wstawić ocenę</text:p>
            <text:p text:style-name="P3">6. Konto z poziomem uprawnień 1 lub wyższe</text:p>
            <text:p text:style-name="P3"/>
            <text:p text:style-name="P3"/>
          </table:table-cell>
        </table:table-row>
        <table:table-row table:style-name="Tabela2.12">
          <table:table-cell table:style-name="Tabela2.A2" office:value-type="string">
            <text:p text:style-name="P3">Notatki i sugestie</text:p>
          </table:table-cell>
          <table:table-cell table:style-name="Tabela2.B3" office:value-type="string">
            <text:p text:style-name="P3">Wyżej wymienione ograniczenia zapewniają zwiększoną stabilność systemu i jego odporność na potencjalne próby stronniczej ingerencji w oceny ucznia. Ograniczenia te podyktowane są poziomem uprawnień przypisanym do konta.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Nazwa</text:p>
          </table:table-cell>
          <table:table-cell table:style-name="Tabela3.B1" office:value-type="string">
            <text:p text:style-name="P3">Zarządzaj obecnościami przypisanymi do konta</text:p>
          </table:table-cell>
        </table:table-row>
        <table:table-row>
          <table:table-cell table:style-name="Tabela3.A2" office:value-type="string">
            <text:p text:style-name="P3">Numer</text:p>
          </table:table-cell>
          <table:table-cell table:style-name="Tabela3.B2" office:value-type="float" office:value="3">
            <text:p text:style-name="P4">3</text:p>
          </table:table-cell>
        </table:table-row>
        <table:table-row>
          <table:table-cell table:style-name="Tabela3.A2" office:value-type="string">
            <text:p text:style-name="P3">Poziom ważności</text:p>
          </table:table-cell>
          <table:table-cell table:style-name="Tabela3.B3" office:value-type="string">
            <text:p text:style-name="P3">Ważny</text:p>
          </table:table-cell>
        </table:table-row>
        <table:table-row>
          <table:table-cell table:style-name="Tabela3.A2" office:value-type="string">
            <text:p text:style-name="P3">Typ przypadku użycia</text:p>
          </table:table-cell>
          <table:table-cell table:style-name="Tabela3.B3" office:value-type="string">
            <text:p text:style-name="P3">Wymagany</text:p>
          </table:table-cell>
        </table:table-row>
        <table:table-row>
          <table:table-cell table:style-name="Tabela3.A2" office:value-type="string">
            <text:p text:style-name="P3">Aktorzy</text:p>
          </table:table-cell>
          <table:table-cell table:style-name="Tabela3.B3" office:value-type="string">
            <text:p text:style-name="P3">Nauczyciel, Dyrektor</text:p>
          </table:table-cell>
        </table:table-row>
        <table:table-row>
          <table:table-cell table:style-name="Tabela3.A2" office:value-type="string">
            <text:p text:style-name="P3">Krótki opis</text:p>
          </table:table-cell>
          <table:table-cell table:style-name="Tabela3.B3" office:value-type="string">
            <text:p text:style-name="P3">Pozwala na dokonanie operacji CRUD na obecnościach.</text:p>
          </table:table-cell>
        </table:table-row>
        <table:table-row>
          <table:table-cell table:style-name="Tabela3.A2" office:value-type="string">
            <text:p text:style-name="P3">Warunki wstępne</text:p>
          </table:table-cell>
          <table:table-cell table:style-name="Tabela3.B3" office:value-type="string">
            <text:p text:style-name="P3">Użytkownik został pomyślnie zalogowany w systemie</text:p>
          </table:table-cell>
        </table:table-row>
        <table:table-row>
          <table:table-cell table:style-name="Tabela3.A2" office:value-type="string">
            <text:p text:style-name="P3">Warunki końcowe</text:p>
          </table:table-cell>
          <table:table-cell table:style-name="Tabela3.B3" office:value-type="string">
            <text:p text:style-name="P3">Wykonanie operacji z zadanymi przez użytkownika parametrami</text:p>
          </table:table-cell>
        </table:table-row>
        <table:table-row>
          <table:table-cell table:style-name="Tabela3.A2" office:value-type="string">
            <text:p text:style-name="P3">Główny przepływ zdarzeń</text:p>
          </table:table-cell>
          <table:table-cell table:style-name="Tabela3.B3" office:value-type="string">
            <text:p text:style-name="P3">1.Użytkownik systemu wybiera przycisk "zarządzaj obecnościami"</text:p>
            <text:p text:style-name="P3">2.System przekierowuje go na stronę zarządzania obecnościami</text:p>
            <text:p text:style-name="P3">3.Użytkownik wybiera grupę której obecnościami chce zarządzać</text:p>
            <text:p text:style-name="P3">4.System wyświetla listę uczniów przypisanych do tej grupy</text:p>
            <text:p text:style-name="P3">5.Użytkownik wybiera studenta i operację którą chce dokonać</text:p>
            <text:p text:style-name="P3">6.Użytkownik uzupełnia niezbędne dane do wykonania operacji i klika przycisk zatwierdź</text:p>
            <text:p text:style-name="P3">7.System przetważa dane i w razie pomyślnej walidacji zapisuje do bazy <text:s/>danych</text:p>
            <text:p text:style-name="P3"/>
          </table:table-cell>
        </table:table-row>
        <table:table-row>
          <table:table-cell table:style-name="Tabela3.A2" office:value-type="string">
            <text:p text:style-name="P3">Alternatywny przepływ zdarzeń</text:p>
          </table:table-cell>
          <table:table-cell table:style-name="Tabela3.B3" office:value-type="string">
            <text:p text:style-name="P3">3a. System wyświetla informację o braku grup w systemie.</text:p>
            <text:p text:style-name="P3">4a. System wyświetla informację o braku przypisanych uczniów do tej grupy.</text:p>
            <text:p text:style-name="P3">6a. Użytkownik wybiera "Powrót" i wraca do listy studentów wcześniej wybranej grupy.</text:p>
            <text:p text:style-name="P3">7a. System wykrywa niezgodność podanych danych i zwraca komunikat o błędzie przerywając zapytanie.</text:p>
          </table:table-cell>
        </table:table-row>
        <table:table-row>
          <table:table-cell table:style-name="Tabela3.A2" office:value-type="string">
            <text:p text:style-name="P3">Specjalne wymagania</text:p>
          </table:table-cell>
          <table:table-cell table:style-name="Tabela3.B3" office:value-type="string">
            <text:p text:style-name="P3">1. Student któremu wstawiana jest nieobecność musi figurować w systemie</text:p>
            <text:p text:style-name="P3">2. Aktualizacja i usunięcie obecności możliwe jest tylko przez jej twórcę</text:p>
            <text:p text:style-name="P3">3. Konto z poziomem uprawnień 1 lub wyższe</text:p>
          </table:table-cell>
        </table:table-row>
        <text:soft-page-break/>
        <table:table-row table:style-name="Tabela3.12">
          <table:table-cell table:style-name="Tabela3.A2" office:value-type="string">
            <text:p text:style-name="P3">Notatki i sugestie</text:p>
          </table:table-cell>
          <table:table-cell table:style-name="Tabela3.B3" office:value-type="string">
            <text:p text:style-name="P3">Wyżej wymienione ograniczenia zapewniają zwiększoną stabilność systemu i jego odporność na potencjalne próby stronniczej ingerencji w oceny ucznia. Ograniczenia te podyktowane są poziomem uprawnień przypisanym do kont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>Nazwa</text:p>
          </table:table-cell>
          <table:table-cell table:style-name="Tabela4.B1" office:value-type="string">
            <text:p text:style-name="P3">Zarządzaj uwagami przypisanymi do konta</text:p>
          </table:table-cell>
        </table:table-row>
        <table:table-row>
          <table:table-cell table:style-name="Tabela4.A2" office:value-type="string">
            <text:p text:style-name="P3">Numer</text:p>
          </table:table-cell>
          <table:table-cell table:style-name="Tabela4.B2" office:value-type="float" office:value="4">
            <text:p text:style-name="P4">4</text:p>
          </table:table-cell>
        </table:table-row>
        <table:table-row>
          <table:table-cell table:style-name="Tabela4.A2" office:value-type="string">
            <text:p text:style-name="P3">Poziom ważności</text:p>
          </table:table-cell>
          <table:table-cell table:style-name="Tabela4.B3" office:value-type="string">
            <text:p text:style-name="P3">Ważny</text:p>
          </table:table-cell>
        </table:table-row>
        <table:table-row>
          <table:table-cell table:style-name="Tabela4.A2" office:value-type="string">
            <text:p text:style-name="P3">Typ przypadku użycia</text:p>
          </table:table-cell>
          <table:table-cell table:style-name="Tabela4.B3" office:value-type="string">
            <text:p text:style-name="P3">Wymagany</text:p>
          </table:table-cell>
        </table:table-row>
        <table:table-row>
          <table:table-cell table:style-name="Tabela4.A2" office:value-type="string">
            <text:p text:style-name="P3">Aktorzy</text:p>
          </table:table-cell>
          <table:table-cell table:style-name="Tabela4.B3" office:value-type="string">
            <text:p text:style-name="P3">Nauczyciel, Dyrektor</text:p>
          </table:table-cell>
        </table:table-row>
        <table:table-row>
          <table:table-cell table:style-name="Tabela4.A2" office:value-type="string">
            <text:p text:style-name="P3">Krótki opis</text:p>
          </table:table-cell>
          <table:table-cell table:style-name="Tabela4.B3" office:value-type="string">
            <text:p text:style-name="P3">Pozwala na dokonanie operacji CRUD na uwagach.</text:p>
          </table:table-cell>
        </table:table-row>
        <table:table-row>
          <table:table-cell table:style-name="Tabela4.A2" office:value-type="string">
            <text:p text:style-name="P3">Warunki wstępne</text:p>
          </table:table-cell>
          <table:table-cell table:style-name="Tabela4.B3" office:value-type="string">
            <text:p text:style-name="P3">Użytkownik został pomyślnie zalogowany w systemie</text:p>
          </table:table-cell>
        </table:table-row>
        <table:table-row>
          <table:table-cell table:style-name="Tabela4.A2" office:value-type="string">
            <text:p text:style-name="P3">Warunki końcowe</text:p>
          </table:table-cell>
          <table:table-cell table:style-name="Tabela4.B3" office:value-type="string">
            <text:p text:style-name="P3">Wykonanie operacji z zadanymi przez użytkownika parametrami</text:p>
          </table:table-cell>
        </table:table-row>
        <table:table-row>
          <table:table-cell table:style-name="Tabela4.A2" office:value-type="string">
            <text:p text:style-name="P3">Główny przepływ zdarzeń</text:p>
          </table:table-cell>
          <table:table-cell table:style-name="Tabela4.B3" office:value-type="string">
            <text:p text:style-name="P3">1.Użytkownik systemu wybiera przycisk "zarządzaj uwagami"</text:p>
            <text:p text:style-name="P3">2.System przekierowuje go na stronę zarządzania <text:s/>uwagami</text:p>
            <text:p text:style-name="P3">3.Użytkownik wybiera grupę której uwagami chce zarządzać</text:p>
            <text:p text:style-name="P3">4.System wyświetla listę uczniów przypisanych do tej grupy</text:p>
            <text:p text:style-name="P3">5.Użytkownik wybiera studenta i operację którą chce dokonać</text:p>
            <text:p text:style-name="P3">6.Użytkownik uzupełnia niezbędne dane do wykonania operacji i klika przycisk zatwierdź</text:p>
            <text:p text:style-name="P3">7.System przetważa dane i w razie pomyślnej walidacji zapisuje do bazy <text:s/>danych</text:p>
            <text:p text:style-name="P3"/>
          </table:table-cell>
        </table:table-row>
        <table:table-row>
          <table:table-cell table:style-name="Tabela4.A2" office:value-type="string">
            <text:p text:style-name="P3">Alternatywny przepływ zdarzeń</text:p>
          </table:table-cell>
          <table:table-cell table:style-name="Tabela4.B3" office:value-type="string">
            <text:p text:style-name="P3">3a. System wyświetla informację o braku grup w systemie.</text:p>
            <text:p text:style-name="P3">4a. System wyświetla informację o braku przypisanych uczniów do tej grupy.</text:p>
            <text:p text:style-name="P3">6a. Użytkownik wybiera "Powrót" i wraca do listy studentów wcześniej wybranej grupy.</text:p>
            <text:p text:style-name="P3">7a. System wykrywa niezgodność podanych danych i zwraca komunikat o błędzie przerywając zapytanie.</text:p>
          </table:table-cell>
        </table:table-row>
        <table:table-row>
          <table:table-cell table:style-name="Tabela4.A2" office:value-type="string">
            <text:p text:style-name="P3">Specjalne wymagania</text:p>
          </table:table-cell>
          <table:table-cell table:style-name="Tabela4.B3" office:value-type="string">
            <text:p text:style-name="P3">1. Student któremu wstawiana jest uwaga musi figurować w systemie</text:p>
            <text:p text:style-name="P3">2. Aktualizacja i usunięcie uwagi możliwe jest tylko przez jej twórcę</text:p>
            <text:p text:style-name="P3">3. Konto z poziomem uprawnień 1 lub wyższe</text:p>
          </table:table-cell>
        </table:table-row>
        <table:table-row table:style-name="Tabela4.12">
          <table:table-cell table:style-name="Tabela4.A2" office:value-type="string">
            <text:p text:style-name="P3">Notatki i sugestie</text:p>
          </table:table-cell>
          <table:table-cell table:style-name="Tabela4.B3" office:value-type="string">
            <text:p text:style-name="P3">Wyżej wymienione ograniczenia zapewniają zwiększoną stabilność systemu i jego odporność na potencjalne próby stronniczej ingerencji w oceny ucznia. Ograniczenia te podyktowane są poziomem uprawnień przypisanym do kont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3">Nazwa</text:p>
          </table:table-cell>
          <table:table-cell table:style-name="Tabela5.B1" office:value-type="string">
            <text:p text:style-name="P3">Zarządzaj ogłoszeniami przypisanymi do konta</text:p>
          </table:table-cell>
        </table:table-row>
        <table:table-row>
          <table:table-cell table:style-name="Tabela5.A2" office:value-type="string">
            <text:p text:style-name="P3">Numer</text:p>
          </table:table-cell>
          <table:table-cell table:style-name="Tabela5.B2" office:value-type="float" office:value="5">
            <text:p text:style-name="P4">5</text:p>
          </table:table-cell>
        </table:table-row>
        <table:table-row>
          <table:table-cell table:style-name="Tabela5.A2" office:value-type="string">
            <text:p text:style-name="P3">Poziom ważności</text:p>
          </table:table-cell>
          <table:table-cell table:style-name="Tabela5.B3" office:value-type="string">
            <text:p text:style-name="P3">Istotny</text:p>
          </table:table-cell>
        </table:table-row>
        <table:table-row>
          <table:table-cell table:style-name="Tabela5.A2" office:value-type="string">
            <text:p text:style-name="P3">Typ przypadku użycia</text:p>
          </table:table-cell>
          <table:table-cell table:style-name="Tabela5.B3" office:value-type="string">
            <text:p text:style-name="P3">Wymagany</text:p>
          </table:table-cell>
        </table:table-row>
        <table:table-row>
          <table:table-cell table:style-name="Tabela5.A2" office:value-type="string">
            <text:p text:style-name="P3">Aktorzy</text:p>
          </table:table-cell>
          <table:table-cell table:style-name="Tabela5.B3" office:value-type="string">
            <text:p text:style-name="P3">Dyrektor</text:p>
          </table:table-cell>
        </table:table-row>
        <table:table-row>
          <table:table-cell table:style-name="Tabela5.A2" office:value-type="string">
            <text:p text:style-name="P3">Krótki opis</text:p>
          </table:table-cell>
          <table:table-cell table:style-name="Tabela5.B3" office:value-type="string">
            <text:p text:style-name="P3">Pozwala na dokonanie operacji CRUD na ogłoszeniach.</text:p>
          </table:table-cell>
        </table:table-row>
        <table:table-row>
          <table:table-cell table:style-name="Tabela5.A2" office:value-type="string">
            <text:p text:style-name="P3">Warunki wstępne</text:p>
          </table:table-cell>
          <table:table-cell table:style-name="Tabela5.B3" office:value-type="string">
            <text:p text:style-name="P3">Użytkownik został pomyślnie zalogowany w systemie</text:p>
          </table:table-cell>
        </table:table-row>
        <table:table-row>
          <table:table-cell table:style-name="Tabela5.A2" office:value-type="string">
            <text:p text:style-name="P3">Warunki końcowe</text:p>
          </table:table-cell>
          <table:table-cell table:style-name="Tabela5.B3" office:value-type="string">
            <text:p text:style-name="P3">Wykonanie operacji z zadanymi przez użytkownika parametrami</text:p>
          </table:table-cell>
        </table:table-row>
        <table:table-row>
          <table:table-cell table:style-name="Tabela5.A2" office:value-type="string">
            <text:p text:style-name="P3">Główny przepływ zdarzeń</text:p>
          </table:table-cell>
          <table:table-cell table:style-name="Tabela5.B3" office:value-type="string">
            <text:p text:style-name="P3">1.Użytkownik systemu wybiera przycisk "zarządzaj ogłoszeniami"</text:p>
            <text:p text:style-name="P3">2.Użytkownik wybiera operację którą chce dokonać</text:p>
            <text:p text:style-name="P3">3.Użytkownik uzupełnia niezbędne dane do wykonania operacji i klika przycisk zatwierdź</text:p>
            <text:p text:style-name="P3">4.System przetważa dane i w razie pomyślnej walidacji zapisuje do bazy <text:s/>danych</text:p>
            <text:p text:style-name="P3"/>
          </table:table-cell>
        </table:table-row>
        <table:table-row>
          <table:table-cell table:style-name="Tabela5.A2" office:value-type="string">
            <text:p text:style-name="P3">Alternatywny przepływ zdarzeń</text:p>
          </table:table-cell>
          <table:table-cell table:style-name="Tabela5.B3" office:value-type="string">
            <text:p text:style-name="P3">3a. Użytkownik wybiera "Powrót" i wraca do listy studentów wcześniej wybranej grupy.</text:p>
            <text:p text:style-name="P3">4a. System wykrywa niezgodność podanych danych i zwraca komunikat o błędzie przerywając zapytanie.</text:p>
          </table:table-cell>
        </table:table-row>
        <table:table-row>
          <table:table-cell table:style-name="Tabela5.A2" office:value-type="string">
            <text:p text:style-name="P3">Specjalne wymagania</text:p>
          </table:table-cell>
          <table:table-cell table:style-name="Tabela5.B3" office:value-type="string">
            <text:p text:style-name="P3">1. Aktualizacja i usunięcie ogłoszenia możliwe jest tylko przez jego twórcę</text:p>
            <text:p text:style-name="P3">2. Konto z poziomem uprawnień 1 lub wyższe</text:p>
          </table:table-cell>
        </table:table-row>
        <table:table-row table:style-name="Tabela5.12">
          <table:table-cell table:style-name="Tabela5.A2" office:value-type="string">
            <text:p text:style-name="P3">Notatki i sugestie</text:p>
          </table:table-cell>
          <table:table-cell table:style-name="Tabela5.B3" office:value-type="string">
            <text:p text:style-name="P3">Wyżej wymienione ograniczenia zapewniają zwiększoną stabilność systemu i jego odporność na potencjalne próby stronniczej ingerencji w oceny ucznia. Ograniczenia te podyktowane są poziomem uprawnień przypisanym do konta.</text:p>
          </table:table-cell>
        </table:table-row>
      </table:table>
      <text:p text:style-name="Standard"/>
      <text:p text:style-name="Standard"/>
      <text:p text:style-name="P1">Informacje do scenariuszy</text:p>
      <text:p text:style-name="P2"/>
      <text:p text:style-name="P2">Informacja dotycząca kolejności względem ważności przypadków użycia:</text:p>
      <text:list xml:id="list1063075220144540853" text:style-name="L1">
        <text:list-item>
          <text:p text:style-name="P5">Krytyczny</text:p>
        </text:list-item>
        <text:list-item>
          <text:p text:style-name="P5">Bardzo wysoki</text:p>
        </text:list-item>
        <text:list-item>
          <text:p text:style-name="P5">Wysoki</text:p>
        </text:list-item>
        <text:list-item>
          <text:p text:style-name="P5">Istotny</text:p>
        </text:list-item>
        <text:list-item>
          <text:p text:style-name="P5">Przydatny</text:p>
        </text:list-item>
        <text:list-item>
          <text:p text:style-name="P5">Nieistotny</text:p>
        </text:list-item>
      </text:list>
      <text:p text:style-name="P2"/>
      <text:p text:style-name="P2">Poziomy uprawnień zdefiniowane w systemie i krótki opis.</text:p>
      <text:p text:style-name="P2"/>
      <text:p text:style-name="P2"><text:span text:style-name="T1">Poziom 0 </text:span>- Każdy niezalogowany użytkownik, pozwala na dostęp do autoryzacji użytkownika.</text:p>
      <text:p text:style-name="P2"><text:span text:style-name="T1">Poziom 1 </text:span>- Zalogowany użytkownik z rolą "Student" lub "Rodzic". Użytkownik ten może przeglądać oceny, uwagi, obecności i ogłoszenia przypisane do jego konta</text:p>
      <text:p text:style-name="P2"><text:span text:style-name="T1">Poziom 2</text:span> - Zalogowany użytkownik z rolą "Nauczyciel" lub "Dyrektor". Użytkownik ten może zarządzać dodanymi przez siebie ocenami, uwagami, obecnościami, a w przypadku Dyrektora również ogłoszeniami.</text:p>
      <text:p text:style-name="P2"><text:span text:style-name="T1">Poziom 3</text:span> - Zalogowany użytkownik z rolą "Administrator". Użytkownik może zarządzać wszystykimi wyżej wymienionymi, jak i również zarządzać strukturą szkoły (tworzyć grupy, przypisywać do nich lekcje it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18S</meta:editing-duration>
    <meta:editing-cycles>15</meta:editing-cycles>
    <meta:generator>OpenOffice/4.1.7$Win32 OpenOffice.org_project/417m1$Build-9800</meta:generator>
    <dc:date>2020-08-31T18:39:19.99</dc:date>
    <meta:document-statistic meta:table-count="5" meta:image-count="0" meta:object-count="0" meta:page-count="4" meta:paragraph-count="181" meta:word-count="1104" meta:character-count="8227"/>
    <meta:user-defined meta:name="Info 1"/>
    <meta:user-defined meta:name="Info 2"/>
    <meta:user-defined meta:name="Info 3"/>
    <meta:user-defined meta:name="Info 4"/>
  </office:meta>
</office:document-meta>
</file>